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ff" draw:textarea-vertical-align="top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ccff99" draw:textarea-vertical-align="top"/>
    </style:style>
    <style:style style:name="gr4" style:family="graphic" style:parent-style-name="standard">
      <style:graphic-properties draw:textarea-vertical-align="top"/>
    </style:style>
    <style:style style:name="gr5" style:family="graphic" style:parent-style-name="standard">
      <style:graphic-properties svg:stroke-linecap="round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ccff66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0cm" fo:min-width="0cm" draw:shadow="visib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ccffcc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textarea-vertical-align="middle" draw:shadow="visib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1" draw:layer="layout" svg:width="10.1cm" svg:height="17.2cm" svg:x="9.9cm" svg:y="1.7cm">
          <text:p text:style-name="P1">function(){</text:p>
        </draw:rect>
        <draw:custom-shape draw:style-name="gr2" draw:text-style-name="P2" draw:layer="layout" svg:width="8.8cm" svg:height="1.6cm" svg:x="0.002cm" svg:y="0cm">
          <text:p text:style-name="P2">模板引擎</text:p>
          <draw:enhanced-geometry svg:viewBox="0 0 21600 21600" draw:text-areas="0 0 21600 21600" draw:type="pentagon-right" draw:modifiers="18959.119098848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" draw:text-style-name="P3" xml:id="id3" draw:id="id3" draw:layer="layout" svg:width="8.4cm" svg:height="1.9cm" svg:x="0.5cm" svg:y="4.8cm">
          <text:p text:style-name="P1"><text:span text:style-name="T1">&lt;%</text:span></text:p>
          <text:p text:style-name="P1"><text:span text:style-name="T1"><text:tab/></text:span><text:span text:style-name="T1">for(let i=0; I &lt; this.data.length; i++){</text:span></text:p>
          <text:p text:style-name="P1"><text:span text:style-name="T1">%&gt;</text:span></text:p>
          <text:p text:style-name="P1"><text:span text:style-name="T2"/></text:p>
        </draw:rect>
        <draw:rect draw:style-name="gr3" draw:text-style-name="P3" xml:id="id9" draw:id="id9" draw:layer="layout" svg:width="8.4cm" svg:height="1.9cm" svg:x="0.5cm" svg:y="14.9cm">
          <text:p text:style-name="P1"><text:span text:style-name="T1">&lt;%</text:span></text:p>
          <text:p text:style-name="P1"><text:span text:style-name="T1"><text:tab/></text:span><text:span text:style-name="T1">}</text:span></text:p>
          <text:p text:style-name="P1"><text:span text:style-name="T1">%&gt;</text:span></text:p>
          <text:p text:style-name="P1"><text:span text:style-name="T2"/></text:p>
        </draw:rect>
        <draw:rect draw:style-name="gr4" draw:text-style-name="P3" xml:id="id5" draw:id="id5" draw:layer="layout" svg:width="5.38cm" svg:height="6.4cm" svg:x="2.104cm" svg:y="7.7cm">
          <text:p text:style-name="P1"><text:span text:style-name="T1">&lt;div&gt;</text:span></text:p>
          <text:p text:style-name="P1"><text:span text:style-name="T1"><text:tab/></text:span><text:span text:style-name="T1">&lt;p&gt;</text:span></text:p>
          <text:p text:style-name="P1"><text:span text:style-name="T1"><text:tab/></text:span><text:span text:style-name="T1"><text:tab/></text:span><text:span text:style-name="T3">${i}</text:span></text:p>
          <text:p text:style-name="P1"><text:span text:style-name="T1"><text:tab/></text:span><text:span text:style-name="T1">&lt;/p&gt;</text:span></text:p>
          <text:p text:style-name="P1"><text:span text:style-name="T1"><text:tab/></text:span><text:span text:style-name="T1">&lt;p&gt;</text:span></text:p>
          <text:p text:style-name="P1"><text:span text:style-name="T1"><text:tab/></text:span><text:span text:style-name="T1"><text:tab/></text:span><text:span text:style-name="T3">&lt;%= ${i} %&gt;</text:span></text:p>
          <text:p text:style-name="P1"><text:span text:style-name="T1"><text:tab/></text:span><text:span text:style-name="T1">&lt;/p&gt;</text:span></text:p>
          <text:p text:style-name="P1"><text:span text:style-name="T1"><text:tab/></text:span><text:span text:style-name="T1">&lt;p&gt;</text:span></text:p>
          <text:p text:style-name="P1"><text:span text:style-name="T1"><text:tab/></text:span><text:span text:style-name="T1"><text:tab/></text:span><text:span text:style-name="T3">${echo(i)}</text:span></text:p>
          <text:p text:style-name="P1"><text:span text:style-name="T1"><text:tab/></text:span><text:span text:style-name="T1">&lt;/p&gt;</text:span></text:p>
          <text:p text:style-name="P1"><text:span text:style-name="T1">&lt;/div&gt;</text:span></text:p>
        </draw:rect>
        <draw:rect draw:style-name="gr5" draw:text-style-name="P4" xml:id="id1" draw:id="id1" draw:layer="layout" svg:width="3.115cm" svg:height="0.8cm" svg:x="0.5cm" svg:y="3.5cm">
          <text:p text:style-name="P2"><text:span text:style-name="T2">&lt;div&gt;</text:span></text:p>
        </draw:rect>
        <draw:rect draw:style-name="gr6" draw:text-style-name="P4" xml:id="id11" draw:id="id11" draw:layer="layout" svg:width="3.3cm" svg:height="0.8cm" svg:x="1cm" svg:y="17.4cm">
          <text:p text:style-name="P2"><text:span text:style-name="T2">&lt;/div&gt;</text:span></text:p>
        </draw:rect>
        <draw:rect draw:style-name="gr6" draw:text-style-name="P3" xml:id="id2" draw:id="id2" draw:layer="layout" svg:width="3.955cm" svg:height="1cm" svg:x="11.8cm" svg:y="4.8cm">
          <text:p text:style-name="P1"><text:span text:style-name="T2">echo('&lt;div&gt;');</text:span></text:p>
        </draw:rect>
        <draw:rect draw:style-name="gr3" draw:text-style-name="P3" xml:id="id4" draw:id="id4" draw:layer="layout" svg:width="6.902cm" svg:height="0.9cm" svg:x="11.8cm" svg:y="6.3cm">
          <text:p text:style-name="P1"><text:span text:style-name="T1">for(let i=0; I &lt; this.data.length; i++){</text:span></text:p>
          <text:p text:style-name="P1"><text:span text:style-name="T1"/></text:p>
          <text:p text:style-name="P1"><text:span text:style-name="T2"/></text:p>
        </draw:rect>
        <draw:rect draw:style-name="gr3" draw:text-style-name="P3" xml:id="id10" draw:id="id10" draw:layer="layout" svg:width="6.902cm" svg:height="0.9cm" svg:x="11.8cm" svg:y="15.5cm">
          <text:p text:style-name="P1"><text:span text:style-name="T1">}</text:span></text:p>
          <text:p text:style-name="P1"><text:span text:style-name="T1"/></text:p>
          <text:p text:style-name="P1"><text:span text:style-name="T2"/></text:p>
        </draw:rect>
        <draw:rect draw:style-name="gr4" draw:text-style-name="P3" xml:id="id6" draw:id="id6" draw:layer="layout" svg:width="5.584cm" svg:height="2.7cm" svg:x="13.118cm" svg:y="7.7cm">
          <text:p text:style-name="P1"><text:span text:style-name="T1">echo(`&lt;div&gt;</text:span></text:p>
          <text:p text:style-name="P1"><text:span text:style-name="T1"><text:tab/></text:span><text:span text:style-name="T1">&lt;p&gt;</text:span></text:p>
          <text:p text:style-name="P1"><text:span text:style-name="T1"><text:tab/></text:span><text:span text:style-name="T1"><text:tab/></text:span><text:span text:style-name="T3">${i}</text:span></text:p>
          <text:p text:style-name="P1"><text:span text:style-name="T1"><text:tab/></text:span><text:span text:style-name="T1">&lt;/p&gt;</text:span></text:p>
          <text:p text:style-name="P1"><text:span text:style-name="T1"><text:tab/></text:span><text:span text:style-name="T1">&lt;p&gt;`);</text:span></text:p>
        </draw:rect>
        <draw:rect draw:style-name="gr4" draw:text-style-name="P3" xml:id="id7" draw:id="id7" draw:layer="layout" svg:width="5.584cm" svg:height="1.1cm" svg:x="13.118cm" svg:y="10.7cm">
          <text:p text:style-name="P1"><text:span text:style-name="T1">echo(`${i}`);</text:span></text:p>
        </draw:rect>
        <draw:rect draw:style-name="gr4" draw:text-style-name="P3" xml:id="id8" draw:id="id8" draw:layer="layout" svg:width="5.584cm" svg:height="2.7cm" svg:x="13.118cm" svg:y="12.3cm">
          <text:p text:style-name="P1"><text:span text:style-name="T2">echo(`</text:span><text:span text:style-name="T1">&lt;/p&gt;</text:span></text:p>
          <text:p text:style-name="P1"><text:span text:style-name="T1"><text:tab/></text:span><text:span text:style-name="T1">&lt;p&gt;</text:span></text:p>
          <text:p text:style-name="P1"><text:span text:style-name="T1"><text:tab/></text:span><text:span text:style-name="T1"><text:tab/></text:span><text:span text:style-name="T3">${echo(i)}</text:span></text:p>
          <text:p text:style-name="P1"><text:span text:style-name="T1"><text:tab/></text:span><text:span text:style-name="T1">&lt;/p&gt;</text:span></text:p>
          <text:p text:style-name="P1"><text:span text:style-name="T1">&lt;/div&gt;`</text:span><text:span text:style-name="T2">);</text:span></text:p>
        </draw:rect>
        <draw:custom-shape draw:style-name="gr7" draw:text-style-name="P2" draw:layer="layout" svg:width="7.522cm" svg:height="1.3cm" svg:x="11.878cm" svg:y="2.8cm">
          <text:p text:style-name="P2">初始化</text:p>
          <text:p text:style-name="P2"><text:span text:style-name="T1">$$$contentList</text:span></text:p>
          <draw:enhanced-geometry svg:viewBox="0 0 21600 21600" draw:glue-points="10800 0 0 10800 10800 21600 21600 10800" draw:text-areas="?f3 ?f3 ?f4 ?f4" draw:type="hexagon" draw:modifiers="1845.8303267704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8" draw:text-style-name="P2" draw:layer="layout" draw:type="lines" svg:x1="3.615cm" svg:y1="3.9cm" svg:x2="11.8cm" svg:y2="5.3cm" draw:start-shape="id1" draw:start-glue-point="1" draw:end-shape="id2" draw:end-glue-point="3" svg:d="M3615 3900h501l7183 1400h501">
          <text:p/>
        </draw:connector>
        <draw:rect draw:style-name="gr6" draw:text-style-name="P3" xml:id="id12" draw:id="id12" draw:layer="layout" svg:width="3.955cm" svg:height="1cm" svg:x="11.8cm" svg:y="16.9cm">
          <text:p text:style-name="P1"><text:span text:style-name="T2">echo('&lt;/div&gt;');</text:span></text:p>
        </draw:rect>
        <draw:connector draw:style-name="gr8" draw:text-style-name="P2" draw:layer="layout" draw:type="lines" svg:x1="8.9cm" svg:y1="5.75cm" svg:x2="11.8cm" svg:y2="6.75cm" draw:start-shape="id3" draw:start-glue-point="1" draw:end-shape="id4" draw:end-glue-point="3" svg:d="M8900 5750h501l1898 1000h501">
          <text:p/>
        </draw:connector>
        <draw:connector draw:style-name="gr8" draw:text-style-name="P2" draw:layer="layout" draw:type="lines" svg:x1="7.484cm" svg:y1="10.9cm" svg:x2="13.118cm" svg:y2="9.05cm" draw:start-shape="id5" draw:start-glue-point="1" draw:end-shape="id6" draw:end-glue-point="3" svg:d="M7484 10900h501l4632-1850h501">
          <text:p/>
        </draw:connector>
        <draw:connector draw:style-name="gr8" draw:text-style-name="P2" draw:layer="layout" draw:type="lines" svg:x1="7.484cm" svg:y1="10.9cm" svg:x2="13.118cm" svg:y2="11.25cm" draw:start-shape="id5" draw:start-glue-point="1" draw:end-shape="id7" draw:end-glue-point="3" svg:d="M7484 10900h501l4632 350h501">
          <text:p/>
        </draw:connector>
        <draw:connector draw:style-name="gr8" draw:text-style-name="P2" draw:layer="layout" draw:type="lines" svg:x1="7.484cm" svg:y1="10.9cm" svg:x2="13.118cm" svg:y2="13.65cm" draw:start-shape="id5" draw:start-glue-point="1" draw:end-shape="id8" svg:d="M7484 10900h501l4632 2750h501">
          <text:p/>
        </draw:connector>
        <draw:connector draw:style-name="gr8" draw:text-style-name="P2" draw:layer="layout" draw:type="lines" svg:x1="8.9cm" svg:y1="15.85cm" svg:x2="11.8cm" svg:y2="15.95cm" draw:start-shape="id9" draw:start-glue-point="1" draw:end-shape="id10" draw:end-glue-point="3" svg:d="M8900 15850h501l1898 100h501">
          <text:p/>
        </draw:connector>
        <draw:connector draw:style-name="gr8" draw:text-style-name="P2" draw:layer="layout" draw:type="lines" svg:x1="4.3cm" svg:y1="17.8cm" svg:x2="11.8cm" svg:y2="17.4cm" draw:start-shape="id11" draw:start-glue-point="1" draw:end-shape="id12" svg:d="M4300 17800h501l6498-400h501">
          <text:p/>
        </draw:connector>
        <draw:rect draw:style-name="gr6" draw:text-style-name="P3" draw:layer="layout" svg:width="9.1cm" svg:height="3.3cm" svg:x="1cm" svg:y="24.5cm">
          <text:p text:style-name="P1"><text:span text:style-name="T2">function </text:span><text:span text:style-name="T4">echo</text:span><text:span text:style-name="T2">(content){</text:span></text:p>
          <text:p text:style-name="P1"><text:span text:style-name="T2"/></text:p>
          <text:p text:style-name="P1"><text:span text:style-name="T2"><text:tab/></text:span><text:span text:style-name="T1">$$$contentList.push(content);</text:span></text:p>
          <text:p text:style-name="P1"><text:span text:style-name="T2"><text:tab/></text:span></text:p>
          <text:p text:style-name="P1"><text:span text:style-name="T2">}</text:span></text:p>
        </draw:rect>
      </draw:page>
      <draw:page draw:name="page2" draw:style-name="dp1" draw:master-page-name="預設">
        <draw:custom-shape draw:style-name="gr9" draw:text-style-name="P5" draw:layer="layout" svg:width="7.3cm" svg:height="1cm" svg:x="0cm" svg:y="0cm">
          <text:p text:style-name="P5"><text:span text:style-name="T5">靜態 </text:span><text:span text:style-name="T5">include()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6" draw:text-style-name="P6" draw:layer="layout" svg:width="10.3cm" svg:height="2.3cm" svg:x="3.1cm" svg:y="1.8cm">
          <text:p text:style-name="P6"><text:span text:style-name="T6">include(“path”)</text:span></text:p>
          <text:p text:style-name="P6"><text:span text:style-name="T6"/></text:p>
          <text:p text:style-name="P6"><text:span text:style-name="T2">path </text:span><text:span text:style-name="T2">會與 </text:span><text:span text:style-name="T2">set.includePath </text:span><text:span text:style-name="T2">組合</text:span></text:p>
        </draw:rect>
        <draw:rect draw:style-name="gr6" draw:text-style-name="P6" draw:layer="layout" svg:width="10.3cm" svg:height="2.7cm" svg:x="3.1cm" svg:y="4.9cm">
          <text:p text:style-name="P6"><text:span text:style-name="T6">include( Path[“setting”], “path”)</text:span></text:p>
          <text:p text:style-name="P6"><text:span text:style-name="T2"/></text:p>
          <text:p text:style-name="P6"><text:span text:style-name="T2">path </text:span><text:span text:style-name="T2">會與 </text:span><text:span text:style-name="T5">Path[“setting”]</text:span><text:span text:style-name="T2"> </text:span><text:span text:style-name="T2">組合</text:span></text:p>
          <text:p text:style-name="P6"><text:span text:style-name="T2">Path </text:span><text:span text:style-name="T2">是全域變數</text:span></text:p>
        </draw:rect>
        <draw:custom-shape draw:style-name="gr10" draw:text-style-name="P2" draw:layer="layout" svg:width="5.2cm" svg:height="1.4cm" svg:x="1cm" svg:y="8.9cm">
          <text:p text:style-name="P2">解析過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3" draw:id="id13" draw:layer="layout" svg:width="5.2cm" svg:height="2cm" svg:x="1cm" svg:y="11.6cm">
          <text:p text:style-name="P3"><text:span text:style-name="T2">&lt;%</text:span></text:p>
          <text:p text:style-name="P3"><text:span text:style-name="T2"><text:tab/></text:span><text:span text:style-name="T2">include(path)</text:span></text:p>
          <text:p text:style-name="P3"><text:span text:style-name="T2">%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6" draw:id="id16" draw:layer="layout" svg:width="2.1cm" svg:height="2.1cm" svg:x="8.5cm" svg:y="15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7" draw:id="id17" draw:layer="layout" svg:width="2.1cm" svg:height="2.1cm" svg:x="12cm" svg:y="15cm">
          <text:p text:style-name="P2">include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8" draw:id="id18" draw:layer="layout" svg:width="2.1cm" svg:height="2.1cm" svg:x="15.8cm" svg:y="15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5" draw:id="id15" draw:layer="layout" svg:width="4.3cm" svg:height="1.3cm" svg:x="10.9cm" svg:y="12.2cm">
          <text:p text:style-name="P2">分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4" draw:id="id14" draw:layer="layout" svg:width="2.1cm" svg:height="2.1cm" svg:x="12cm" svg:y="9.2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6.2cm" svg:y1="12.6cm" svg:x2="12cm" svg:y2="10.25cm" draw:start-shape="id13" draw:start-glue-point="1" draw:end-shape="id14" svg:d="M6200 12600c4350 0 1450-2350 5800-2350">
          <text:p/>
        </draw:connector>
        <draw:connector draw:style-name="gr8" draw:text-style-name="P2" draw:layer="layout" draw:type="lines" svg:x1="13.05cm" svg:y1="11.3cm" svg:x2="13.05cm" svg:y2="12.2cm" draw:start-shape="id14" draw:start-glue-point="8" draw:end-shape="id15" draw:end-glue-point="0" svg:d="M13050 11300v501-102 501">
          <text:p/>
        </draw:connector>
        <draw:connector draw:style-name="gr8" draw:text-style-name="P2" draw:layer="layout" draw:type="lines" svg:x1="13.05cm" svg:y1="13.5cm" svg:x2="9.55cm" svg:y2="15cm" draw:start-shape="id15" draw:start-glue-point="2" draw:end-shape="id16" draw:end-glue-point="4" svg:d="M13050 13500v502l-3500 497v501">
          <text:p/>
        </draw:connector>
        <draw:connector draw:style-name="gr8" draw:text-style-name="P2" draw:layer="layout" draw:type="lines" svg:x1="13.05cm" svg:y1="13.5cm" svg:x2="13.05cm" svg:y2="15cm" draw:start-shape="id15" draw:start-glue-point="2" draw:end-shape="id17" draw:end-glue-point="4" svg:d="M13050 13500v502 497 501">
          <text:p/>
        </draw:connector>
        <draw:connector draw:style-name="gr8" draw:text-style-name="P2" draw:layer="layout" draw:type="lines" svg:x1="13.05cm" svg:y1="13.5cm" svg:x2="16.85cm" svg:y2="15cm" draw:start-shape="id15" draw:start-glue-point="2" draw:end-shape="id18" draw:end-glue-point="4" svg:d="M13050 13500v502l3800 497v501">
          <text:p/>
        </draw:connector>
        <draw:custom-shape draw:style-name="gr9" draw:text-style-name="P2" xml:id="id19" draw:id="id19" draw:layer="layout" svg:width="2.1cm" svg:height="2.1cm" svg:x="8.4cm" svg:y="18.8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0" draw:id="id20" draw:layer="layout" svg:width="2.1cm" svg:height="2.1cm" svg:x="15.7cm" svg:y="18.8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1" draw:id="id21" draw:layer="layout" svg:width="2.1cm" svg:height="2.1cm" svg:x="11.8cm" svg:y="18.8cm">
          <text:p text:style-name="P2">tex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13.05cm" svg:y1="17.1cm" svg:x2="9.45cm" svg:y2="18.8cm" draw:start-shape="id17" draw:start-glue-point="8" draw:end-shape="id19" draw:end-glue-point="4" svg:d="M13050 17100v501l-3600 698v501">
          <text:p/>
        </draw:connector>
        <draw:connector draw:style-name="gr8" draw:text-style-name="P2" draw:layer="layout" draw:type="lines" svg:x1="13.05cm" svg:y1="17.1cm" svg:x2="16.75cm" svg:y2="18.8cm" draw:start-shape="id17" draw:start-glue-point="8" draw:end-shape="id20" svg:d="M13050 17100v501l3700 698v501">
          <text:p/>
        </draw:connector>
        <draw:connector draw:style-name="gr8" draw:text-style-name="P2" draw:layer="layout" draw:type="lines" svg:x1="13.05cm" svg:y1="17.1cm" svg:x2="12.85cm" svg:y2="18.8cm" draw:start-shape="id17" draw:start-glue-point="8" draw:end-shape="id21" draw:end-glue-point="4" svg:d="M13050 17100v501l-200 698v501">
          <text:p/>
        </draw:connector>
        <draw:custom-shape draw:style-name="gr9" draw:text-style-name="P2" xml:id="id22" draw:id="id22" draw:layer="layout" svg:width="2.1cm" svg:height="2.1cm" svg:x="6.5cm" svg:y="22.6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3" draw:id="id23" draw:layer="layout" svg:width="2.1cm" svg:height="2.1cm" svg:x="10cm" svg:y="22.6cm">
          <text:p text:style-name="P2">include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9.45cm" svg:y1="20.9cm" svg:x2="7.55cm" svg:y2="22.6cm" draw:start-shape="id19" draw:start-glue-point="8" draw:end-shape="id22" draw:end-glue-point="4" svg:d="M9450 20900v501l-1900 698v501">
          <text:p/>
        </draw:connector>
        <draw:connector draw:style-name="gr8" draw:text-style-name="P2" draw:layer="layout" draw:type="lines" svg:x1="9.45cm" svg:y1="20.9cm" svg:x2="11.05cm" svg:y2="22.6cm" draw:start-shape="id19" draw:start-glue-point="8" draw:end-shape="id23" draw:end-glue-point="4" svg:d="M9450 20900v501l1600 698v501">
          <text:p/>
        </draw:connector>
        <draw:custom-shape draw:style-name="gr9" draw:text-style-name="P2" xml:id="id25" draw:id="id25" draw:layer="layout" svg:width="2.1cm" svg:height="2.1cm" svg:x="13.3cm" svg:y="26.2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4" draw:id="id24" draw:layer="layout" svg:width="2.1cm" svg:height="2.1cm" svg:x="9.4cm" svg:y="26.2cm">
          <text:p text:style-name="P2">tex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11.05cm" svg:y1="24.7cm" svg:x2="10.45cm" svg:y2="26.2cm" draw:start-shape="id23" draw:start-glue-point="8" draw:end-shape="id24" draw:end-glue-point="4" svg:d="M11050 24700v501l-600 498v501">
          <text:p/>
        </draw:connector>
        <draw:connector draw:style-name="gr8" draw:text-style-name="P2" draw:layer="layout" draw:type="lines" svg:x1="11.05cm" svg:y1="24.7cm" svg:x2="14.35cm" svg:y2="26.2cm" draw:start-shape="id23" draw:start-glue-point="8" draw:end-shape="id25" draw:end-glue-point="4" svg:d="M11050 24700v501l3300 498v501">
          <text:p/>
        </draw:connector>
      </draw:page>
      <draw:page draw:name="page3" draw:style-name="dp1" draw:master-page-name="預設">
        <draw:custom-shape draw:style-name="gr12" draw:text-style-name="P2" xml:id="id27" draw:id="id27" draw:layer="layout" svg:width="2.1cm" svg:height="2.1cm" svg:x="9cm" svg:y="15.1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8" draw:id="id28" draw:layer="layout" svg:width="2.1cm" svg:height="2.1cm" svg:x="12.5cm" svg:y="15.1cm">
          <text:p text:style-name="P2">include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9" draw:id="id29" draw:layer="layout" svg:width="2.1cm" svg:height="2.1cm" svg:x="16.3cm" svg:y="15.1cm">
          <text:p text:style-name="P2">tex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6" draw:id="id26" draw:layer="layout" svg:width="4.3cm" svg:height="1.3cm" svg:x="11.4cm" svg:y="12.3cm">
          <text:p text:style-name="P2">分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37" draw:id="id37" draw:layer="layout" svg:width="2.1cm" svg:height="2.1cm" svg:x="12.5cm" svg:y="9.2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13.55cm" svg:y1="13.6cm" svg:x2="10.05cm" svg:y2="15.1cm" draw:start-shape="id26" draw:start-glue-point="2" draw:end-shape="id27" draw:end-glue-point="4" svg:d="M13550 13600v502l-3500 497v501">
          <text:p/>
        </draw:connector>
        <draw:connector draw:style-name="gr8" draw:text-style-name="P2" draw:layer="layout" draw:type="lines" svg:x1="13.55cm" svg:y1="13.6cm" svg:x2="13.55cm" svg:y2="15.1cm" draw:start-shape="id26" draw:start-glue-point="2" draw:end-shape="id28" draw:end-glue-point="4" svg:d="M13550 13600v502 497 501">
          <text:p/>
        </draw:connector>
        <draw:connector draw:style-name="gr8" draw:text-style-name="P2" draw:layer="layout" draw:type="lines" svg:x1="13.55cm" svg:y1="13.6cm" svg:x2="17.35cm" svg:y2="15.1cm" draw:start-shape="id26" draw:start-glue-point="2" draw:end-shape="id29" draw:end-glue-point="4" svg:d="M13550 13600v502l3800 497v501">
          <text:p/>
        </draw:connector>
        <draw:custom-shape draw:style-name="gr9" draw:text-style-name="P2" xml:id="id30" draw:id="id30" draw:layer="layout" svg:width="2.1cm" svg:height="2.1cm" svg:x="8.9cm" svg:y="18.9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1" draw:id="id31" draw:layer="layout" svg:width="2.1cm" svg:height="2.1cm" svg:x="16.2cm" svg:y="18.9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2" draw:id="id32" draw:layer="layout" svg:width="2.1cm" svg:height="2.1cm" svg:x="12.3cm" svg:y="18.9cm">
          <text:p text:style-name="P2">tex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13.55cm" svg:y1="17.2cm" svg:x2="9.95cm" svg:y2="18.9cm" draw:start-shape="id28" draw:start-glue-point="8" draw:end-shape="id30" draw:end-glue-point="4" svg:d="M13550 17200v501l-3600 698v501">
          <text:p/>
        </draw:connector>
        <draw:connector draw:style-name="gr8" draw:text-style-name="P2" draw:layer="layout" draw:type="lines" svg:x1="13.55cm" svg:y1="17.2cm" svg:x2="17.25cm" svg:y2="18.9cm" draw:start-shape="id28" draw:start-glue-point="8" draw:end-shape="id31" svg:d="M13550 17200v501l3700 698v501">
          <text:p/>
        </draw:connector>
        <draw:connector draw:style-name="gr8" draw:text-style-name="P2" draw:layer="layout" draw:type="lines" svg:x1="13.55cm" svg:y1="17.2cm" svg:x2="13.35cm" svg:y2="18.9cm" draw:start-shape="id28" draw:start-glue-point="8" draw:end-shape="id32" draw:end-glue-point="4" svg:d="M13550 17200v501l-200 698v501">
          <text:p/>
        </draw:connector>
        <draw:custom-shape draw:style-name="gr12" draw:text-style-name="P2" xml:id="id33" draw:id="id33" draw:layer="layout" svg:width="2.1cm" svg:height="2.1cm" svg:x="7cm" svg:y="22.7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4" draw:id="id34" draw:layer="layout" svg:width="2.1cm" svg:height="2.1cm" svg:x="10.5cm" svg:y="22.7cm">
          <text:p text:style-name="P2">include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9.95cm" svg:y1="21cm" svg:x2="8.05cm" svg:y2="22.7cm" draw:start-shape="id30" draw:start-glue-point="8" draw:end-shape="id33" draw:end-glue-point="4" svg:d="M9950 21000v501l-1900 698v501">
          <text:p/>
        </draw:connector>
        <draw:connector draw:style-name="gr8" draw:text-style-name="P2" draw:layer="layout" draw:type="lines" svg:x1="9.95cm" svg:y1="21cm" svg:x2="11.55cm" svg:y2="22.7cm" draw:start-shape="id30" draw:start-glue-point="8" draw:end-shape="id34" draw:end-glue-point="4" svg:d="M9950 21000v501l1600 698v501">
          <text:p/>
        </draw:connector>
        <draw:custom-shape draw:style-name="gr12" draw:text-style-name="P2" xml:id="id36" draw:id="id36" draw:layer="layout" svg:width="2.1cm" svg:height="2.1cm" svg:x="13.8cm" svg:y="26.3cm">
          <text:p text:style-name="P2">scrip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5" draw:id="id35" draw:layer="layout" svg:width="2.1cm" svg:height="2.1cm" svg:x="9.9cm" svg:y="26.3cm">
          <text:p text:style-name="P2">tex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11.55cm" svg:y1="24.8cm" svg:x2="10.95cm" svg:y2="26.3cm" draw:start-shape="id34" draw:start-glue-point="8" draw:end-shape="id35" draw:end-glue-point="4" svg:d="M11550 24800v501l-600 498v501">
          <text:p/>
        </draw:connector>
        <draw:connector draw:style-name="gr8" draw:text-style-name="P2" draw:layer="layout" draw:type="lines" svg:x1="11.55cm" svg:y1="24.8cm" svg:x2="14.85cm" svg:y2="26.3cm" draw:start-shape="id34" draw:start-glue-point="8" draw:end-shape="id36" draw:end-glue-point="4" svg:d="M11550 24800v501l3300 498v501">
          <text:p/>
        </draw:connector>
        <draw:custom-shape draw:style-name="gr12" draw:text-style-name="P2" xml:id="id39" draw:id="id39" draw:layer="layout" svg:width="2.1cm" svg:height="2.1cm" svg:x="8.9cm" svg:y="9.2cm">
          <text:p text:style-name="P2">tex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42" draw:id="id42" draw:layer="layout" svg:width="2.1cm" svg:height="2.1cm" svg:x="15.9cm" svg:y="9.2cm">
          <text:p text:style-name="P2">text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13.55cm" svg:y1="11.3cm" svg:x2="13.55cm" svg:y2="12.3cm" draw:start-shape="id37" draw:start-glue-point="8" draw:end-shape="id26" draw:end-glue-point="0" svg:d="M13550 11300v501-2 501">
          <text:p/>
        </draw:connector>
        <draw:custom-shape draw:style-name="gr2" draw:text-style-name="P3" xml:id="id40" draw:id="id40" draw:layer="layout" svg:width="5.2cm" svg:height="2cm" svg:x="1.2cm" svg:y="3.7cm">
          <text:p text:style-name="P3"><text:span text:style-name="T2">&lt;%</text:span></text:p>
          <text:p text:style-name="P3"><text:span text:style-name="T2"><text:tab/></text:span><text:span text:style-name="T2">include(path)</text:span></text:p>
          <text:p text:style-name="P3"><text:span text:style-name="T2">%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1" draw:id="id41" draw:layer="layout" svg:width="5.2cm" svg:height="1.565cm" svg:x="1.2cm" svg:y="6.035cm">
          <text:p text:style-name="P3"><text:span text:style-name="T2">&lt;div&gt;b&lt;/div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8" draw:id="id38" draw:layer="layout" svg:width="5.2cm" svg:height="1.565cm" svg:x="1.2cm" svg:y="1.9cm">
          <text:p text:style-name="P3"><text:span text:style-name="T2">&lt;div&gt;a&lt;/div&gt;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6.4cm" svg:y1="2.682cm" svg:x2="9.95cm" svg:y2="9.2cm" draw:start-shape="id38" draw:start-glue-point="1" draw:end-shape="id39" draw:end-glue-point="4" svg:d="M6400 2682c2367 0 3550 2172 3550 6518">
          <text:p/>
        </draw:connector>
        <draw:connector draw:style-name="gr8" draw:text-style-name="P2" draw:layer="layout" draw:type="curve" svg:x1="6.4cm" svg:y1="4.7cm" svg:x2="13.55cm" svg:y2="9.2cm" draw:start-shape="id40" draw:start-glue-point="1" draw:end-shape="id37" draw:end-glue-point="4" svg:d="M6400 4700c4767 0 7150 1500 7150 4500">
          <text:p/>
        </draw:connector>
        <draw:connector draw:style-name="gr8" draw:text-style-name="P2" draw:layer="layout" draw:type="curve" svg:x1="6.4cm" svg:y1="6.817cm" svg:x2="16.95cm" svg:y2="9.2cm" draw:start-shape="id41" draw:start-glue-point="1" draw:end-shape="id42" draw:end-glue-point="4" svg:d="M6400 6817c7034 0 10550 794 10550 2383">
          <text:p/>
        </draw:connector>
        <draw:custom-shape draw:style-name="gr13" draw:text-style-name="P3" xml:id="id43" draw:id="id43" draw:layer="layout" svg:width="6.1cm" svg:height="3.4cm" svg:x="13.8cm" svg:y="1.6cm">
          <text:p text:style-name="P3"><text:span text:style-name="T2">&lt;% <text:s text:c="2"/>%&gt;</text:span></text:p>
          <text:p text:style-name="P3"><text:span text:style-name="T2">&lt;%</text:span></text:p>
          <text:p text:style-name="P3"><text:span text:style-name="T2"><text:tab/></text:span><text:span text:style-name="T2">include(path)</text:span></text:p>
          <text:p text:style-name="P3"><text:span text:style-name="T2">%&gt;</text:span></text:p>
          <text:p text:style-name="P3"><text:span text:style-name="T2">&lt;div&gt;c&lt;/div&gt;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6.4cm" svg:y1="4.7cm" svg:x2="13.8cm" svg:y2="3.3cm" draw:start-shape="id40" draw:start-glue-point="1" draw:end-shape="id43" draw:end-glue-point="3" svg:d="M6400 4700l7400-1400">
          <text:p/>
        </draw:connector>
      </draw:page>
      <draw:page draw:name="page4" draw:style-name="dp1" draw:master-page-name="預設">
        <draw:custom-shape draw:style-name="gr9" draw:text-style-name="P5" draw:layer="layout" svg:width="7.3cm" svg:height="1cm" svg:x="0cm" svg:y="0.001cm">
          <text:p text:style-name="P5"><text:span text:style-name="T5">動態 </text:span><text:span text:style-name="T5">include()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6" draw:text-style-name="P6" draw:layer="layout" svg:width="10.3cm" svg:height="2.3cm" svg:x="3.1cm" svg:y="1.8cm">
          <text:p text:style-name="P6"><text:span text:style-name="T6">Out.include(“path”)</text:span></text:p>
          <text:p text:style-name="P6"><text:span text:style-name="T6"/></text:p>
          <text:p text:style-name="P6"><text:span text:style-name="T2"/></text:p>
        </draw:rect>
        <draw:custom-shape draw:style-name="gr10" draw:text-style-name="P2" draw:layer="layout" svg:width="5.2cm" svg:height="1.4cm" svg:x="1.001cm" svg:y="5.7cm">
          <text:p text:style-name="P2">解析過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44" draw:id="id44" draw:layer="layout" svg:width="5.2cm" svg:height="2cm" svg:x="1cm" svg:y="8.8cm">
          <text:p text:style-name="P3"><text:span text:style-name="T2">&lt;%</text:span></text:p>
          <text:p text:style-name="P3"><text:span text:style-name="T2"><text:tab/></text:span><text:span text:style-name="T2">Out.include(path)</text:span></text:p>
          <text:p text:style-name="P3"><text:span text:style-name="T2">%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45" draw:id="id45" draw:layer="layout" svg:width="7.5cm" svg:height="1.6cm" svg:x="10.2cm" svg:y="9.4cm">
          <text:p text:style-name="P3"><text:span text:style-name="T2">先讀取檔案內容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46" draw:id="id46" draw:layer="layout" svg:width="7.5cm" svg:height="1.6cm" svg:x="10.2cm" svg:y="12cm">
          <text:p text:style-name="P3"><text:span text:style-name="T2">將檔案內容完全解析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47" draw:id="id47" draw:layer="layout" svg:width="7.5cm" svg:height="1.6cm" svg:x="10.2cm" svg:y="14.3cm">
          <text:p text:style-name="P3"><text:span text:style-name="T2">傳回已完全解析過的文本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s" svg:x1="6.2cm" svg:y1="9.8cm" svg:x2="10.2cm" svg:y2="10.2cm" draw:start-shape="id44" draw:start-glue-point="1" draw:end-shape="id45" draw:end-glue-point="3" svg:d="M6200 9800h501l2998 400h501">
          <text:p/>
        </draw:connector>
        <draw:connector draw:style-name="gr8" draw:text-style-name="P2" draw:layer="layout" draw:type="curve" svg:x1="10.2cm" svg:y1="10.2cm" svg:x2="10.2cm" svg:y2="12.8cm" draw:start-shape="id45" draw:start-glue-point="3" draw:end-shape="id46" draw:end-glue-point="3" svg:d="M10200 10200c-751 0-751 2600 0 2600">
          <text:p/>
        </draw:connector>
        <draw:connector draw:style-name="gr8" draw:text-style-name="P2" draw:layer="layout" draw:type="curve" svg:x1="10.2cm" svg:y1="12.8cm" svg:x2="10.2cm" svg:y2="15.1cm" draw:start-shape="id46" draw:start-glue-point="3" draw:end-shape="id47" svg:d="M10200 12800c-751 0-751 2300 0 2300">
          <text:p/>
        </draw:connector>
      </draw:page>
      <draw:page draw:name="page5" draw:style-name="dp1" draw:master-page-name="預設">
        <draw:custom-shape draw:style-name="gr9" draw:text-style-name="P2" draw:layer="layout" svg:width="7.7cm" svg:height="1.9cm" svg:x="0cm" svg:y="0cm">
          <text:p text:style-name="P2">操作流程</text:p>
          <draw:enhanced-geometry svg:viewBox="0 0 21600 21600" draw:text-areas="0 0 21600 21600" draw:type="pentagon-right" draw:modifiers="18155.668095052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6" draw:text-style-name="P2" xml:id="id51" draw:id="id51" draw:layer="layout" svg:width="8.6cm" svg:height="1.8cm" svg:x="1.3cm" svg:y="3.2cm">
          <text:p text:style-name="P2">根據文本產生一個工廠</text:p>
        </draw:rect>
        <draw:custom-shape draw:style-name="gr14" draw:text-style-name="P2" xml:id="id48" draw:id="id48" draw:layer="layout" svg:width="1.9cm" svg:height="1.9cm" svg:x="4.6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49" draw:id="id49" draw:layer="layout" svg:width="10.9cm" svg:height="1.7cm" svg:x="8.6cm" svg:y="5.9cm">
          <text:p text:style-name="P1">設置 path，includePath 資訊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50" draw:id="id50" draw:layer="layout" svg:width="10.9cm" svg:height="1.7cm" svg:x="8.601cm" svg:y="8.8cm">
          <text:p text:style-name="P1">設置要採用哪個模組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s" svg:x1="6.55cm" svg:y1="8.45cm" svg:x2="8.6cm" svg:y2="6.75cm" draw:start-shape="id48" draw:start-glue-point="10" draw:end-shape="id49" draw:end-glue-point="3" svg:d="M6550 8450h501l1048-1700h501">
          <text:p/>
        </draw:connector>
        <draw:connector draw:style-name="gr8" draw:text-style-name="P2" draw:layer="layout" draw:type="lines" svg:x1="6.55cm" svg:y1="8.45cm" svg:x2="8.601cm" svg:y2="9.65cm" draw:start-shape="id48" draw:start-glue-point="10" draw:end-shape="id50" draw:end-glue-point="3" svg:d="M6550 8450h501l1049 1200h501">
          <text:p/>
        </draw:connector>
        <draw:connector draw:style-name="gr8" draw:text-style-name="P2" draw:layer="layout" draw:type="lines" svg:x1="5.6cm" svg:y1="5cm" svg:x2="5.6cm" svg:y2="7.5cm" draw:start-shape="id51" draw:start-glue-point="2" draw:end-shape="id48" draw:end-glue-point="4" svg:d="M5600 5000v501 1498 501">
          <text:p/>
        </draw:connector>
        <draw:rect draw:style-name="gr16" draw:text-style-name="P2" xml:id="id52" draw:id="id52" draw:layer="layout" svg:width="8.6cm" svg:height="1.8cm" svg:x="1.3cm" svg:y="11.7cm">
          <text:p text:style-name="P2">取得 render function</text:p>
        </draw:rect>
        <draw:connector draw:style-name="gr8" draw:text-style-name="P2" draw:layer="layout" draw:type="lines" svg:x1="5.6cm" svg:y1="9.4cm" svg:x2="5.6cm" svg:y2="11.7cm" draw:start-shape="id48" draw:start-glue-point="8" draw:end-shape="id52" draw:end-glue-point="0" svg:d="M5600 9400v501 1298 501">
          <text:p/>
        </draw:connector>
        <draw:rect draw:style-name="gr6" draw:text-style-name="P2" xml:id="id53" draw:id="id53" draw:layer="layout" svg:width="8.6cm" svg:height="1.8cm" svg:x="1.35cm" svg:y="14.9cm">
          <text:p text:style-name="P2">render function</text:p>
        </draw:rect>
        <draw:custom-shape draw:style-name="gr9" draw:text-style-name="P2" xml:id="id58" draw:id="id58" draw:layer="layout" svg:width="4.9cm" svg:height="1.9cm" svg:x="3.2cm" svg:y="26.723cm">
          <text:p text:style-name="P2">re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6" draw:text-style-name="P2" xml:id="id59" draw:id="id59" draw:layer="layout" svg:width="8.6cm" svg:height="1.8cm" svg:x="11.4cm" svg:y="26.773cm">
          <text:p text:style-name="P2">最後文本</text:p>
        </draw:rect>
        <draw:connector draw:style-name="gr8" draw:text-style-name="P2" draw:layer="layout" draw:type="lines" svg:x1="5.65cm" svg:y1="16.7cm" svg:x2="5.65cm" svg:y2="17.85cm" draw:start-shape="id53" draw:start-glue-point="2" draw:end-shape="id54" draw:end-glue-point="4" svg:d="M5650 16700v501 148 501">
          <text:p/>
        </draw:connector>
        <draw:custom-shape draw:style-name="gr14" draw:text-style-name="P2" xml:id="id54" draw:id="id54" draw:layer="layout" svg:width="1.55cm" svg:height="1.55cm" svg:x="4.875cm" svg:y="1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55" draw:id="id55" draw:layer="layout" svg:width="10.9cm" svg:height="1.7cm" svg:x="8.602cm" svg:y="17.6cm">
          <text:p text:style-name="P1">設定 render.op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s" svg:x1="6.425cm" svg:y1="18.625cm" svg:x2="8.602cm" svg:y2="18.45cm" draw:start-shape="id54" draw:start-glue-point="10" draw:end-shape="id55" draw:end-glue-point="3" svg:d="M6425 18625h501l1175-175h501">
          <text:p/>
        </draw:connector>
        <draw:custom-shape draw:style-name="gr9" draw:text-style-name="P2" xml:id="id56" draw:id="id56" draw:layer="layout" svg:width="4.6cm" svg:height="1.6cm" svg:x="3.35cm" svg:y="20.7cm">
          <text:p text:style-name="P2">讀取文本</text:p>
          <text:p text:style-name="P2">async, sy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57" draw:id="id57" draw:layer="layout" svg:width="4.6cm" svg:height="1.6cm" svg:x="3.35cm" svg:y="23.5cm">
          <text:p text:style-name="P2">文本解析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s" svg:x1="5.65cm" svg:y1="19.4cm" svg:x2="5.65cm" svg:y2="20.7cm" draw:start-shape="id54" draw:start-glue-point="8" draw:end-shape="id56" draw:end-glue-point="0" svg:d="M5650 19400v501 298 501">
          <text:p/>
        </draw:connector>
        <draw:connector draw:style-name="gr8" draw:text-style-name="P2" draw:layer="layout" draw:type="lines" svg:x1="5.65cm" svg:y1="22.3cm" svg:x2="5.65cm" svg:y2="23.5cm" draw:start-shape="id56" draw:start-glue-point="2" draw:end-shape="id57" draw:end-glue-point="0" svg:d="M5650 22300v501 198 501">
          <text:p/>
        </draw:connector>
        <draw:connector draw:style-name="gr8" draw:text-style-name="P2" draw:layer="layout" draw:type="lines" svg:x1="5.65cm" svg:y1="25.1cm" svg:x2="5.65cm" svg:y2="26.723cm" draw:start-shape="id57" draw:start-glue-point="2" draw:end-shape="id58" draw:end-glue-point="0" svg:d="M5650 25100v501 621 501">
          <text:p/>
        </draw:connector>
        <draw:connector draw:style-name="gr8" draw:text-style-name="P2" draw:layer="layout" draw:type="lines" svg:x1="8.1cm" svg:y1="27.673cm" svg:x2="11.4cm" svg:y2="27.673cm" draw:start-shape="id58" draw:start-glue-point="1" draw:end-shape="id59" draw:end-glue-point="3" svg:d="M8100 27673h502 2297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28T16:14:18.73</meta:creation-date>
    <meta:generator>OpenOffice/4.1.5$Win32 OpenOffice.org_project/415m1$Build-9789</meta:generator>
    <dc:date>2019-08-23T20:01:22.46</dc:date>
    <meta:editing-duration>PT3H56M21S</meta:editing-duration>
    <meta:editing-cycles>25</meta:editing-cycles>
    <meta:document-statistic meta:object-count="118"/>
  </office:meta>
</office:document-meta>
</file>